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2.9362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2" office:value-type="string">
            <text:p>Paper</text:p>
          </table:table-cell>
          <table:table-cell table:style-name="ce2" office:value-type="string">
            <text:p>Edited</text:p>
          </table:table-cell>
          <table:table-cell table:style-name="ce2" office:value-type="string">
            <text:p>Section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I11</text:p>
          </table:table-cell>
          <table:table-cell office:value-type="string">
            <text:p><text:s/>Extreme Data-Intensive Computing in Astrophysics</text:p>
          </table:table-cell>
          <table:table-cell office:value-type="string">
            <text:p>Alexandar S. Szalay</text:p>
          </table:table-cell>
          <table:table-cell table:number-columns-repeated="1020"/>
        </table:table-row>
        <table:table-row table:style-name="ro1">
          <table:table-cell office:value-type="string">
            <text:p>D1</text:p>
          </table:table-cell>
          <table:table-cell office:value-type="string">
            <text:p>ASCL</text:p>
          </table:table-cell>
          <table:table-cell office:value-type="string">
            <text:p>A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1</text:p>
          </table:table-cell>
          <table:table-cell office:value-type="string">
            <text:p>Bring out your codes</text:p>
          </table:table-cell>
          <table:table-cell office:value-type="string">
            <text:p>A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1</text:p>
          </table:table-cell>
          <table:table-cell office:value-type="string">
            <text:p><text:s/>CyberSKA Radio Imaging Metadata and VO Compliance Engineering</text:p>
          </table:table-cell>
          <table:table-cell office:value-type="string">
            <text:p>Anderson, K. R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2</text:p>
          </table:table-cell>
          <table:table-cell office:value-type="string">
            <text:p><text:s/>Results from ESAC Science Archives Survey</text:p>
          </table:table-cell>
          <table:table-cell office:value-type="string">
            <text:p>Arviset, Christop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1</text:p>
          </table:table-cell>
          <table:table-cell office:value-type="string">
            <text:p><text:s/>Acceleration of automated HI source extraction.</text:p>
          </table:table-cell>
          <table:table-cell office:value-type="string">
            <text:p>Badenhorst, Scott J.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2</text:p>
          </table:table-cell>
          <table:table-cell office:value-type="string">
            <text:p><text:s/>CANFAR + Skytree: <text:s/>A Cloud Computing and Data Mining System for Astronomy</text:p>
          </table:table-cell>
          <table:table-cell office:value-type="string">
            <text:p>Ball, Nicholas M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5</text:p>
          </table:table-cell>
          <table:table-cell office:value-type="string">
            <text:p>CANFAR</text:p>
          </table:table-cell>
          <table:table-cell office:value-type="string">
            <text:p>Ball, Nicholas M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3</text:p>
          </table:table-cell>
          <table:table-cell office:value-type="string">
            <text:p><text:s/>VO-compatible Architecture for managing and processing images of moving celestial bodies - Application to the Gaia-GBOT project</text:p>
          </table:table-cell>
          <table:table-cell office:value-type="string">
            <text:p>Barache, 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2</text:p>
          </table:table-cell>
          <table:table-cell office:value-type="string">
            <text:p><text:s/>GPU-based Acceleration of Radio Interferometry Point Source Visibility Calculations in the MEQtrees Framework.</text:p>
          </table:table-cell>
          <table:table-cell office:value-type="string">
            <text:p>Baxter, Richard J.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1</text:p>
          </table:table-cell>
          <table:table-cell office:value-type="string">
            <text:p><text:s/>Better Living Through Metadata: <text:s/>Examining Observatory Archive Usage</text:p>
          </table:table-cell>
          <table:table-cell office:value-type="string">
            <text:p>Becker, Glen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4</text:p>
          </table:table-cell>
          <table:table-cell office:value-type="string">
            <text:p><text:s/>Crab: <text:s/>a dashboard system for monitoring archiving tasks</text:p>
          </table:table-cell>
          <table:table-cell office:value-type="string">
            <text:p>Bell, Grah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3</text:p>
          </table:table-cell>
          <table:table-cell office:value-type="string">
            <text:p><text:s/>A Tale of 160 Scientists, Three Applications, A Workshop, and A Cloud.</text:p>
          </table:table-cell>
          <table:table-cell office:value-type="string">
            <text:p>Berriman, G. Bruce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5</text:p>
          </table:table-cell>
          <table:table-cell office:value-type="string">
            <text:p><text:s/>Starlink 2012 - The Kapuahi Release</text:p>
          </table:table-cell>
          <table:table-cell office:value-type="string">
            <text:p>Berry, Dav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6</text:p>
          </table:table-cell>
          <table:table-cell office:value-type="string">
            <text:p><text:s/>Online data reduction and quicklook tool for HAWC</text:p>
          </table:table-cell>
          <table:table-cell office:value-type="string">
            <text:p>Berthoud, Marc G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7</text:p>
          </table:table-cell>
          <table:table-cell office:value-type="string">
            <text:p><text:s/>Geometric data exploration in large scale astronomical surveys</text:p>
          </table:table-cell>
          <table:table-cell office:value-type="string">
            <text:p>Bomans, Dominik J.</text:p>
          </table:table-cell>
          <table:table-cell table:number-columns-repeated="1020"/>
        </table:table-row>
        <table:table-row table:style-name="ro1">
          <table:table-cell office:value-type="string">
            <text:p>O04</text:p>
          </table:table-cell>
          <table:table-cell office:value-type="string">
            <text:p><text:s/>Practical Informatics: <text:s/>Training the Next Generation</text:p>
          </table:table-cell>
          <table:table-cell office:value-type="string">
            <text:p>Brunner, Robert J.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5</text:p>
          </table:table-cell>
          <table:table-cell office:value-type="string">
            <text:p><text:s/>AGILE/GRID science alert monitoring system: <text:s/>the workflow and the Crab flare case</text:p>
          </table:table-cell>
          <table:table-cell office:value-type="string">
            <text:p>Bulgarelli, Andrea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2</text:p>
          </table:table-cell>
          <table:table-cell office:value-type="string">
            <text:p>Filtergraph</text:p>
          </table:table-cell>
          <table:table-cell office:value-type="string">
            <text:p>Burg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8</text:p>
          </table:table-cell>
          <table:table-cell office:value-type="string">
            <text:p><text:s/>Searching for Deeper Blank Fields in the sky with TESELA</text:p>
          </table:table-cell>
          <table:table-cell office:value-type="string">
            <text:p>Cardiel, Nicol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6</text:p>
          </table:table-cell>
          <table:table-cell office:value-type="string">
            <text:p><text:s/>Implementing Probabilistic Photometric Redshifts</text:p>
          </table:table-cell>
          <table:table-cell office:value-type="string">
            <text:p>Carrasco Kind, Matias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09</text:p>
          </table:table-cell>
          <table:table-cell office:value-type="string">
            <text:p><text:s/>Data Flow design for event detection and qualification in X-ray detectors based on Transition Edge Sensors technology</text:p>
          </table:table-cell>
          <table:table-cell office:value-type="string">
            <text:p>Ceballos, M. Teres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7</text:p>
          </table:table-cell>
          <table:table-cell office:value-type="string">
            <text:p><text:s/>Improvement of Time-Series Photometry based on Multi-Aperture Indexing and Spatiotemporal de-trending</text:p>
          </table:table-cell>
          <table:table-cell office:value-type="string">
            <text:p>Chang, Seo-Won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8</text:p>
          </table:table-cell>
          <table:table-cell office:value-type="string">
            <text:p><text:s/>Data reduction pipeline for the MMT Magellan Infrared Spectrograph</text:p>
          </table:table-cell>
          <table:table-cell office:value-type="string">
            <text:p>Chilingarian, Ig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8</text:p>
          </table:table-cell>
          <table:table-cell office:value-type="string">
            <text:p><text:s/>VisIVO: <text:s/>a web-based, workflow-enabled Gateway for Astrophysical Visualization</text:p>
          </table:table-cell>
          <table:table-cell office:value-type="string">
            <text:p>Costa, Alessandro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09</text:p>
          </table:table-cell>
          <table:table-cell office:value-type="string">
            <text:p><text:s/>Design concepts of the "Fly's Eye" all-sky camera system </text:p>
          </table:table-cell>
          <table:table-cell office:value-type="string">
            <text:p>Csépány, Gergely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1</text:p>
          </table:table-cell>
          <table:table-cell office:value-type="string">
            <text:p><text:s/>Automated removal of bad-baseline spectra from ACSIS/HARP heterodyne time series</text:p>
          </table:table-cell>
          <table:table-cell office:value-type="string">
            <text:p>Currie, Malcolm J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0</text:p>
          </table:table-cell>
          <table:table-cell office:value-type="string">
            <text:p><text:s/>ESO archive: <text:s/>usage statistics</text:p>
          </table:table-cell>
          <table:table-cell office:value-type="string">
            <text:p>Delmotte, Nausicaa</text:p>
          </table:table-cell>
          <table:table-cell table:number-columns-repeated="1020"/>
        </table:table-row>
        <table:table-row table:style-name="ro1">
          <table:table-cell office:value-type="string">
            <text:p>P11</text:p>
          </table:table-cell>
          <table:table-cell office:value-type="string">
            <text:p><text:s/>HEADERLETS: <text:s/>Share HST Astrometric Solutions Without The Data</text:p>
          </table:table-cell>
          <table:table-cell office:value-type="string">
            <text:p>Dencheva, Na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4</text:p>
          </table:table-cell>
          <table:table-cell office:value-type="string">
            <text:p><text:s/>HST Cycle 21 Exposure Time Calculator</text:p>
          </table:table-cell>
          <table:table-cell office:value-type="string">
            <text:p>Diaz, R.I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2</text:p>
          </table:table-cell>
          <table:table-cell office:value-type="string">
            <text:p>MAST/VAO</text:p>
          </table:table-cell>
          <table:table-cell office:value-type="string">
            <text:p>Donaldson</text:p>
          </table:table-cell>
          <table:table-cell table:number-columns-repeated="1020"/>
        </table:table-row>
        <table:table-row table:style-name="ro1">
          <table:table-cell office:value-type="string">
            <text:p>P42</text:p>
          </table:table-cell>
          <table:table-cell office:value-type="string">
            <text:p><text:s/>Software and Computing at LWA1</text:p>
          </table:table-cell>
          <table:table-cell office:value-type="string">
            <text:p>Dowell, Jay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0</text:p>
          </table:table-cell>
          <table:table-cell office:value-type="string">
            <text:p><text:s/>Astronomy Data Centres: <text:s/>data storage approaches</text:p>
          </table:table-cell>
          <table:table-cell office:value-type="string">
            <text:p>Economou, Frossie</text:p>
          </table:table-cell>
          <table:table-cell table:number-columns-repeated="1020"/>
        </table:table-row>
        <table:table-row table:style-name="ro1">
          <table:table-cell office:value-type="string">
            <text:p>O10</text:p>
          </table:table-cell>
          <table:table-cell office:value-type="string">
            <text:p><text:s/>Prototype Implementation of Web and Desktop Applications for ALMA Science Verification Data and the Lessons Learned</text:p>
          </table:table-cell>
          <table:table-cell office:value-type="string">
            <text:p>Eguchi, Satoshi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1</text:p>
          </table:table-cell>
          <table:table-cell office:value-type="string">
            <text:p><text:s/>Delivering astronomy software with minimal user maintenance</text:p>
          </table:table-cell>
          <table:table-cell office:value-type="string">
            <text:p>Fabbro, Sebastien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6</text:p>
          </table:table-cell>
          <table:table-cell office:value-type="string">
            <text:p><text:s/>Efficient Catalog Matching with Dropout Identification</text:p>
          </table:table-cell>
          <table:table-cell office:value-type="string">
            <text:p>Fan, Dongwe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2</text:p>
          </table:table-cell>
          <table:table-cell office:value-type="string">
            <text:p><text:s/>Cloud based processing of large photometric surveys</text:p>
          </table:table-cell>
          <table:table-cell office:value-type="string">
            <text:p>Farivar, Reza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1</text:p>
          </table:table-cell>
          <table:table-cell office:value-type="string">
            <text:p><text:s/>New Organizations to Support Astroinformatics and Astrostatistics</text:p>
          </table:table-cell>
          <table:table-cell office:value-type="string">
            <text:p>Feigelson, Eric D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3</text:p>
          </table:table-cell>
          <table:table-cell office:value-type="string">
            <text:p><text:s/>HEALPix based cross-correlation in Astronomy</text:p>
          </table:table-cell>
          <table:table-cell office:value-type="string">
            <text:p>Fernique, Pierre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3</text:p>
          </table:table-cell>
          <table:table-cell office:value-type="string">
            <text:p>VO Desktop Tools</text:p>
          </table:table-cell>
          <table:table-cell office:value-type="string">
            <text:p>Fitzpatrick</text:p>
          </table:table-cell>
          <table:table-cell table:number-columns-repeated="1020"/>
        </table:table-row>
        <table:table-row table:style-name="ro1">
          <table:table-cell office:value-type="string">
            <text:p>B2</text:p>
          </table:table-cell>
          <table:table-cell office:value-type="string">
            <text:p>SAMP</text:p>
          </table:table-cell>
          <table:table-cell office:value-type="string">
            <text:p>Fitzpatrick</text:p>
          </table:table-cell>
          <table:table-cell table:number-columns-repeated="1020"/>
        </table:table-row>
        <table:table-row table:style-name="ro1">
          <table:table-cell office:value-type="string">
            <text:p>O14</text:p>
          </table:table-cell>
          <table:table-cell office:value-type="string">
            <text:p><text:s/>The Taiwan Extragalactic Astronomical Data Center</text:p>
          </table:table-cell>
          <table:table-cell office:value-type="string">
            <text:p>Foucaud, Sebastien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2</text:p>
          </table:table-cell>
          <table:table-cell office:value-type="string">
            <text:p><text:s/>The CARMA Data Reduction Pipeline</text:p>
          </table:table-cell>
          <table:table-cell office:value-type="string">
            <text:p>Friedel, Douglas N.</text:p>
          </table:table-cell>
          <table:table-cell table:number-columns-repeated="1020"/>
        </table:table-row>
        <table:table-row table:style-name="ro1">
          <table:table-cell office:value-type="string">
            <text:p>P13</text:p>
          </table:table-cell>
          <table:table-cell office:value-type="string">
            <text:p><text:s/>CUDA-Splotch: <text:s/>HPC visualization of astrophysical data</text:p>
          </table:table-cell>
          <table:table-cell office:value-type="string">
            <text:p>Gheller, Claudi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5</text:p>
          </table:table-cell>
          <table:table-cell office:value-type="string">
            <text:p><text:s/>Framework for a Web-browser and AMQP messaging based Interactive Astronomy Data Analysis</text:p>
          </table:table-cell>
          <table:table-cell office:value-type="string">
            <text:p>Gopu, Arvind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6</text:p>
          </table:table-cell>
          <table:table-cell office:value-type="string">
            <text:p><text:s/>How to transplant a large archive</text:p>
          </table:table-cell>
          <table:table-cell office:value-type="string">
            <text:p>Haase, Jonas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5</text:p>
          </table:table-cell>
          <table:table-cell office:value-type="string">
            <text:p><text:s/>DrizzlePac: <text:s/>Managing Multi-component WCS solutions for HST Data</text:p>
          </table:table-cell>
          <table:table-cell office:value-type="string">
            <text:p>Hack, Warren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4</text:p>
          </table:table-cell>
          <table:table-cell office:value-type="string">
            <text:p><text:s/>Scalable Large Volume Image Differencing Pipeline Using Hybrid MPI-OMP-GPU Design</text:p>
          </table:table-cell>
          <table:table-cell office:value-type="string">
            <text:p>Hartung, Steven</text:p>
          </table:table-cell>
          <table:table-cell table:number-columns-repeated="1020"/>
        </table:table-row>
        <table:table-row table:style-name="ro1">
          <table:table-cell office:value-type="string">
            <text:p>P15</text:p>
          </table:table-cell>
          <table:table-cell office:value-type="string">
            <text:p><text:s/>XMM-Newton mobile web App</text:p>
          </table:table-cell>
          <table:table-cell office:value-type="string">
            <text:p>Ibarra, Ait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3</text:p>
          </table:table-cell>
          <table:table-cell office:value-type="string">
            <text:p><text:s/>Connecting the ALMA Observatory site, in northern Chile, with the ALMA central offices, in Santiago, by means of an optical link.</text:p>
          </table:table-cell>
          <table:table-cell office:value-type="string">
            <text:p>Ibsen, Jorge</text:p>
          </table:table-cell>
          <table:table-cell table:number-columns-repeated="1020"/>
        </table:table-row>
        <table:table-row table:style-name="ro1">
          <table:table-cell office:value-type="string">
            <text:p>P56</text:p>
          </table:table-cell>
          <table:table-cell office:value-type="string">
            <text:p><text:s/>PAL - A Positional Astronomy Library</text:p>
          </table:table-cell>
          <table:table-cell office:value-type="string">
            <text:p>Jenness, Ti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7</text:p>
          </table:table-cell>
          <table:table-cell office:value-type="string">
            <text:p><text:s/>Introducing the Ginga FITS Viewer and Toolkit</text:p>
          </table:table-cell>
          <table:table-cell office:value-type="string">
            <text:p>Jeschke, Eric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7</text:p>
          </table:table-cell>
          <table:table-cell office:value-type="string">
            <text:p><text:s/>Moving source detection, science from the VO</text:p>
          </table:table-cell>
          <table:table-cell office:value-type="string">
            <text:p>JJ Kavelaa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8</text:p>
          </table:table-cell>
          <table:table-cell office:value-type="string">
            <text:p><text:s/>Development of a astrophysical specific language for big data computation</text:p>
          </table:table-cell>
          <table:table-cell office:value-type="string">
            <text:p>Kamennoff, Nicolas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4</text:p>
          </table:table-cell>
          <table:table-cell office:value-type="string">
            <text:p>astrojs</text:p>
          </table:table-cell>
          <table:table-cell office:value-type="string">
            <text:p>Kapa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7</text:p>
          </table:table-cell>
          <table:table-cell office:value-type="string">
            <text:p><text:s/>Vissage: <text:s/>an ALMA-VO Desktop Application</text:p>
          </table:table-cell>
          <table:table-cell office:value-type="string">
            <text:p>Kawasaki, Watar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4</text:p>
          </table:table-cell>
          <table:table-cell office:value-type="string">
            <text:p><text:s/>One Hop -- In the Right Direction</text:p>
          </table:table-cell>
          <table:table-cell office:value-type="string">
            <text:p>Ken Glotfel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9</text:p>
          </table:table-cell>
          <table:table-cell office:value-type="string">
            <text:p><text:s/>Full tollerance archiving system</text:p>
          </table:table-cell>
          <table:table-cell office:value-type="string">
            <text:p>Knapic, Cristina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3</text:p>
          </table:table-cell>
          <table:table-cell office:value-type="string">
            <text:p>Comanage</text:p>
          </table:table-cell>
          <table:table-cell office:value-type="string">
            <text:p>Koranda</text:p>
          </table:table-cell>
          <table:table-cell table:number-columns-repeated="1020"/>
        </table:table-row>
        <table:table-row table:style-name="ro1">
          <table:table-cell office:value-type="string">
            <text:p>P16</text:p>
          </table:table-cell>
          <table:table-cell office:value-type="string">
            <text:p><text:s/>OpTIIX Mission Overview and Education/Public Outreach</text:p>
          </table:table-cell>
          <table:table-cell office:value-type="string">
            <text:p>Krueger, Ton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9</text:p>
          </table:table-cell>
          <table:table-cell office:value-type="string">
            <text:p><text:s/>Early photometric studies for EUCLID</text:p>
          </table:table-cell>
          <table:table-cell office:value-type="string">
            <text:p>Kuemmel, Mart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0</text:p>
          </table:table-cell>
          <table:table-cell office:value-type="string">
            <text:p><text:s/>GPU accelerated sinusoidal Hough Transformations, to detect binary pulsars.</text:p>
          </table:table-cell>
          <table:table-cell office:value-type="string">
            <text:p>Laidler, Chris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4</text:p>
          </table:table-cell>
          <table:table-cell office:value-type="string">
            <text:p><text:s/>TAPVizieR: <text:s/>a new way to acess the VizieR database</text:p>
          </table:table-cell>
          <table:table-cell office:value-type="string">
            <text:p>Landais, Gill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7</text:p>
          </table:table-cell>
          <table:table-cell office:value-type="string">
            <text:p><text:s/>Using WebGL to visualize results of numerical simulations</text:p>
          </table:table-cell>
          <table:table-cell office:value-type="string">
            <text:p>Le Fèvre, Jean-Paul</text:p>
          </table:table-cell>
          <table:table-cell table:number-columns-repeated="1020"/>
        </table:table-row>
        <table:table-row table:style-name="ro1">
          <table:table-cell office:value-type="string">
            <text:p>P40</text:p>
          </table:table-cell>
          <table:table-cell office:value-type="string">
            <text:p><text:s/>Cross-Identification of Astronomical Catalogs on Multiple GPUs</text:p>
          </table:table-cell>
          <table:table-cell office:value-type="string">
            <text:p>Lee, Matthias A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5</text:p>
          </table:table-cell>
          <table:table-cell office:value-type="string">
            <text:p><text:s/>New Probabilistic Galaxy Classification in Large Photometric Surveys</text:p>
          </table:table-cell>
          <table:table-cell office:value-type="string">
            <text:p>Liang, Fen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8</text:p>
          </table:table-cell>
          <table:table-cell office:value-type="string">
            <text:p><text:s/>Automating Plug-Plate Configuration for SAMI</text:p>
          </table:table-cell>
          <table:table-cell office:value-type="string">
            <text:p>Lorente, Nuria P. F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1</text:p>
          </table:table-cell>
          <table:table-cell office:value-type="string">
            <text:p><text:s/>Hubble Source Catalog</text:p>
          </table:table-cell>
          <table:table-cell office:value-type="string">
            <text:p>Lubow, Steve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2</text:p>
          </table:table-cell>
          <table:table-cell office:value-type="string">
            <text:p><text:s/>Astronomy and Computing: <text:s/>a new journal for the astronomical computing community</text:p>
          </table:table-cell>
          <table:table-cell office:value-type="string">
            <text:p>Mann, Robert G.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3</text:p>
          </table:table-cell>
          <table:table-cell office:value-type="string">
            <text:p><text:s/>LEDDB: <text:s/>LOFAR Epoch of Reionization Diagnostic Database</text:p>
          </table:table-cell>
          <table:table-cell office:value-type="string">
            <text:p>Martinez-Rubi, O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4</text:p>
          </table:table-cell>
          <table:table-cell office:value-type="string">
            <text:p><text:s/>SpaceMission - Learning Astrophysics through Mobile Gaming</text:p>
          </table:table-cell>
          <table:table-cell office:value-type="string">
            <text:p>Massimino, Pietro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6</text:p>
          </table:table-cell>
          <table:table-cell office:value-type="string">
            <text:p><text:s/>The Green Bank Telescope Spectral Pipeline</text:p>
          </table:table-cell>
          <table:table-cell office:value-type="string">
            <text:p>Masters, Jo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10</text:p>
          </table:table-cell>
          <table:table-cell office:value-type="string">
            <text:p><text:s/>Using an iPad App Reverses Tenacious Misconceptions About the Scale of Space</text:p>
          </table:table-cell>
          <table:table-cell office:value-type="string">
            <text:p>Matthew Schneps</text:p>
          </table:table-cell>
          <table:table-cell table:number-columns-repeated="1020"/>
        </table:table-row>
        <table:table-row table:style-name="ro1">
          <table:table-cell office:value-type="string">
            <text:p>P18</text:p>
          </table:table-cell>
          <table:table-cell office:value-type="string">
            <text:p><text:s/>A New Administration Tool for SAADA</text:p>
          </table:table-cell>
          <table:table-cell office:value-type="string">
            <text:p>Michel, Lauren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9</text:p>
          </table:table-cell>
          <table:table-cell office:value-type="string">
            <text:p><text:s/>The Past 15 Years of RVSAO</text:p>
          </table:table-cell>
          <table:table-cell office:value-type="string">
            <text:p>Mink, Jessic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4</text:p>
          </table:table-cell>
          <table:table-cell office:value-type="string">
            <text:p><text:s/>ESO Catalog Facility design and performance</text:p>
          </table:table-cell>
          <table:table-cell office:value-type="string">
            <text:p>Moins, Christop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0</text:p>
          </table:table-cell>
          <table:table-cell office:value-type="string">
            <text:p><text:s/>Extending Iris, the VAO SED Analysis tool</text:p>
          </table:table-cell>
          <table:table-cell office:value-type="string">
            <text:p>Omar, Lauri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5</text:p>
          </table:table-cell>
          <table:table-cell office:value-type="string">
            <text:p><text:s/>Herschel Data Processing Development - 10 years after</text:p>
          </table:table-cell>
          <table:table-cell office:value-type="string">
            <text:p>Ott, Stephan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1</text:p>
          </table:table-cell>
          <table:table-cell office:value-type="string">
            <text:p><text:s/>Software toolkit for MEGARA, the Integral-Field Unit and Multi-Object Spectrograph for GTC</text:p>
          </table:table-cell>
          <table:table-cell office:value-type="string">
            <text:p>Pascual, Sergi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9</text:p>
          </table:table-cell>
          <table:table-cell office:value-type="string">
            <text:p><text:s/>Enhancing science return with scientific archives</text:p>
          </table:table-cell>
          <table:table-cell office:value-type="string">
            <text:p>Pedro Osuna</text:p>
          </table:table-cell>
          <table:table-cell table:number-columns-repeated="1020"/>
        </table:table-row>
        <table:table-row table:style-name="ro1">
          <table:table-cell office:value-type="string">
            <text:p>B3</text:p>
          </table:table-cell>
          <table:table-cell office:value-type="string">
            <text:p>FITS</text:p>
          </table:table-cell>
          <table:table-cell office:value-type="string">
            <text:p>Pence</text:p>
          </table:table-cell>
          <table:table-cell table:number-columns-repeated="1020"/>
        </table:table-row>
        <table:table-row table:style-name="ro1">
          <table:table-cell office:value-type="string">
            <text:p>P22</text:p>
          </table:table-cell>
          <table:table-cell office:value-type="string">
            <text:p><text:s/>Migrating an in-operation space observatory data processing chain towards a SOA oriented architecture</text:p>
          </table:table-cell>
          <table:table-cell office:value-type="string">
            <text:p>Pérez Navarro, Ósc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6</text:p>
          </table:table-cell>
          <table:table-cell office:value-type="string">
            <text:p><text:s/>Searching for secondary photometric standards for wide FOV and fast transients observations</text:p>
          </table:table-cell>
          <table:table-cell office:value-type="string">
            <text:p>Pozanenko, Alexei </text:p>
          </table:table-cell>
          <table:table-cell table:number-columns-repeated="1020"/>
        </table:table-row>
        <table:table-row table:style-name="ro1">
          <table:table-cell office:value-type="string">
            <text:p>P38</text:p>
          </table:table-cell>
          <table:table-cell office:value-type="string">
            <text:p><text:s/>Binocular observations with LUCI at the LBT: <text:s/>scheduling and synchronization</text:p>
          </table:table-cell>
          <table:table-cell office:value-type="string">
            <text:p>Pramskiy, Alexa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3</text:p>
          </table:table-cell>
          <table:table-cell office:value-type="string">
            <text:p><text:s/>New Spectral Analysis Software for Global Analysis of Broadband Line Surveys in MATLAB</text:p>
          </table:table-cell>
          <table:table-cell office:value-type="string">
            <text:p>Radhuber, Mary L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4</text:p>
          </table:table-cell>
          <table:table-cell office:value-type="string">
            <text:p><text:s/>TheoSSA: <text:s/>A Virtual Observatory Service for Synthetic Stellar Spectra</text:p>
          </table:table-cell>
          <table:table-cell office:value-type="string">
            <text:p>Rauch, Thom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5</text:p>
          </table:table-cell>
          <table:table-cell office:value-type="string">
            <text:p><text:s/>Implementing a Common Database Architecture at the CADC using CAOM-2</text:p>
          </table:table-cell>
          <table:table-cell office:value-type="string">
            <text:p>Redman, Russell O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5</text:p>
          </table:table-cell>
          <table:table-cell office:value-type="string">
            <text:p><text:s/>AstroPix and the Role of Metadata in Outreach Imagery</text:p>
          </table:table-cell>
          <table:table-cell office:value-type="string">
            <text:p>Robert Hurt</text:p>
          </table:table-cell>
          <table:table-cell table:number-columns-repeated="1020"/>
        </table:table-row>
        <table:table-row table:style-name="ro1">
          <table:table-cell office:value-type="string">
            <text:p>O27</text:p>
          </table:table-cell>
          <table:table-cell office:value-type="string">
            <text:p><text:s/>Using Firefly Tools to enhance archive web pages</text:p>
          </table:table-cell>
          <table:table-cell office:value-type="string">
            <text:p>Roby, William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4</text:p>
          </table:table-cell>
          <table:table-cell office:value-type="string">
            <text:p>IRSA Web</text:p>
          </table:table-cell>
          <table:table-cell office:value-type="string">
            <text:p>Roby, William </text:p>
          </table:table-cell>
          <table:table-cell table:number-columns-repeated="1020"/>
        </table:table-row>
        <table:table-row table:style-name="ro1">
          <table:table-cell office:value-type="string">
            <text:p>P63</text:p>
          </table:table-cell>
          <table:table-cell office:value-type="string">
            <text:p><text:s/>The GIRAFFE Archive: <text:s/>1D and 3D spectra</text:p>
          </table:table-cell>
          <table:table-cell office:value-type="string">
            <text:p>Royer, Frédér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6</text:p>
          </table:table-cell>
          <table:table-cell office:value-type="string">
            <text:p><text:s/>Architecture of the LCOGT network scheduler</text:p>
          </table:table-cell>
          <table:table-cell office:value-type="string">
            <text:p>Saunders, Eric</text:p>
          </table:table-cell>
          <table:table-cell table:number-columns-repeated="1020"/>
        </table:table-row>
        <table:table-row table:style-name="ro1">
          <table:table-cell office:value-type="string">
            <text:p>O28</text:p>
          </table:table-cell>
          <table:table-cell office:value-type="string">
            <text:p><text:s/>Feedback about astronomical application developements for mobile devices</text:p>
          </table:table-cell>
          <table:table-cell office:value-type="string">
            <text:p>Schaaf, Andre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4</text:p>
          </table:table-cell>
          <table:table-cell office:value-type="string">
            <text:p>Major Instrumentation</text:p>
          </table:table-cell>
          <table:table-cell office:value-type="string">
            <text:p>Seaman</text:p>
          </table:table-cell>
          <table:table-cell table:number-columns-repeated="1020"/>
        </table:table-row>
        <table:table-row table:style-name="ro1">
          <table:table-cell office:value-type="string">
            <text:p>D5</text:p>
          </table:table-cell>
          <table:table-cell office:value-type="string">
            <text:p>Web and Desktop – ALMA</text:p>
          </table:table-cell>
          <table:table-cell office:value-type="string">
            <text:p>Shirasak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7</text:p>
          </table:table-cell>
          <table:table-cell office:value-type="string">
            <text:p><text:s/>The Software System for the AAO's HERMES Spectrograph</text:p>
          </table:table-cell>
          <table:table-cell office:value-type="string">
            <text:p>Shortridge, Kei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0</text:p>
          </table:table-cell>
          <table:table-cell office:value-type="string">
            <text:p><text:s/>Overview of the SOFIA Data Cycle System: <text:s/>An integrated set of tools and services for the SOFIA General Investigator</text:p>
          </table:table-cell>
          <table:table-cell office:value-type="string">
            <text:p>Shuping, Ralp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8</text:p>
          </table:table-cell>
          <table:table-cell office:value-type="string">
            <text:p><text:s/>Harmonize pipeline and archiving system: <text:s/>PESSTO@IA2 use cas</text:p>
          </table:table-cell>
          <table:table-cell office:value-type="string">
            <text:p>Smareglia, Riccard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5</text:p>
          </table:table-cell>
          <table:table-cell office:value-type="string">
            <text:p><text:s/>A New Python Library for Spectroscopic Analysis with MIDAS Style</text:p>
          </table:table-cell>
          <table:table-cell office:value-type="string">
            <text:p>Song, Yi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9</text:p>
          </table:table-cell>
          <table:table-cell office:value-type="string">
            <text:p><text:s/>A Mobile Data Application for the Fermi Mission</text:p>
          </table:table-cell>
          <table:table-cell office:value-type="string">
            <text:p>Stephens, Thomas E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3</text:p>
          </table:table-cell>
          <table:table-cell office:value-type="string">
            <text:p><text:s/>OpTIIX Data Management System</text:p>
          </table:table-cell>
          <table:table-cell office:value-type="string">
            <text:p>Swade, Daryl</text:p>
          </table:table-cell>
          <table:table-cell table:number-columns-repeated="1020"/>
        </table:table-row>
        <table:table-row table:style-name="ro1">
          <table:table-cell office:value-type="string">
            <text:p>P29</text:p>
          </table:table-cell>
          <table:table-cell office:value-type="string">
            <text:p><text:s/>TOPCAT Visualisation Improvements</text:p>
          </table:table-cell>
          <table:table-cell office:value-type="string">
            <text:p>Taylor, Ma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9</text:p>
          </table:table-cell>
          <table:table-cell office:value-type="string">
            <text:p><text:s/>Enhancing Science During the Rapid Expansion of IRSA</text:p>
          </table:table-cell>
          <table:table-cell office:value-type="string">
            <text:p>Teplitz, Harry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9</text:p>
          </table:table-cell>
          <table:table-cell office:value-type="string">
            <text:p><text:s/>Science Mining and Characterization of ALMA Large Data Cubes</text:p>
          </table:table-cell>
          <table:table-cell office:value-type="string">
            <text:p>Teuben, P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3</text:p>
          </table:table-cell>
          <table:table-cell office:value-type="string">
            <text:p><text:s/>The Future of Extreme-scale Computing</text:p>
          </table:table-cell>
          <table:table-cell office:value-type="string">
            <text:p>Thom Dunning</text:p>
          </table:table-cell>
          <table:table-cell table:number-columns-repeated="1020"/>
        </table:table-row>
        <table:table-row table:style-name="ro1">
          <table:table-cell office:value-type="string">
            <text:p>I01</text:p>
          </table:table-cell>
          <table:table-cell office:value-type="string">
            <text:p><text:s/>Square Kilometer Array South Africa</text:p>
          </table:table-cell>
          <table:table-cell office:value-type="string">
            <text:p>Thomas Bennett</text:p>
          </table:table-cell>
          <table:table-cell table:number-columns-repeated="1020"/>
        </table:table-row>
        <table:table-row table:style-name="ro1">
          <table:table-cell office:value-type="string">
            <text:p>P30</text:p>
          </table:table-cell>
          <table:table-cell office:value-type="string">
            <text:p><text:s/>NEOview: <text:s/>Near Earth Object Data Discovery and Query</text:p>
          </table:table-cell>
          <table:table-cell office:value-type="string">
            <text:p>Tibbetts, M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2</text:p>
          </table:table-cell>
          <table:table-cell office:value-type="string">
            <text:p><text:s/>Meeting the challenge of Square Kilometre Array data processing</text:p>
          </table:table-cell>
          <table:table-cell office:value-type="string">
            <text:p>Tim Cornwell</text:p>
          </table:table-cell>
          <table:table-cell table:number-columns-repeated="1020"/>
        </table:table-row>
        <table:table-row table:style-name="ro1">
          <table:table-cell office:value-type="string">
            <text:p>O30</text:p>
          </table:table-cell>
          <table:table-cell office:value-type="string">
            <text:p><text:s/>The Astropy Project: <text:s/>A Community Python Library for Astrophysics</text:p>
          </table:table-cell>
          <table:table-cell office:value-type="string">
            <text:p>Tollerud, Erik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1</text:p>
          </table:table-cell>
          <table:table-cell office:value-type="string">
            <text:p><text:s/>Introduction to the Astrophysical Multipurpose Software Environment (AMUSE)</text:p>
          </table:table-cell>
          <table:table-cell office:value-type="string">
            <text:p>van Elteren, Arjen</text:p>
          </table:table-cell>
          <table:table-cell table:number-columns-repeated="1020"/>
        </table:table-row>
        <table:table-row table:style-name="ro1">
          <table:table-cell office:value-type="string">
            <text:p>P32</text:p>
          </table:table-cell>
          <table:table-cell office:value-type="string">
            <text:p><text:s/>Building a distributed, scalable and fault-tolerant monitor and control system using Erlang: <text:s/>experiences from an FPGA based VLBI correlator</text:p>
          </table:table-cell>
          <table:table-cell office:value-type="string">
            <text:p>Verkouter, Harro</text:p>
          </table:table-cell>
          <table:table-cell table:number-columns-repeated="1020"/>
        </table:table-row>
        <table:table-row table:style-name="ro1">
          <table:table-cell office:value-type="string">
            <text:p>P52</text:p>
          </table:table-cell>
          <table:table-cell office:value-type="string">
            <text:p><text:s/>Formal semantics to model experimental data</text:p>
          </table:table-cell>
          <table:table-cell office:value-type="string">
            <text:p>Viallefond, Franco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3</text:p>
          </table:table-cell>
          <table:table-cell office:value-type="string">
            <text:p><text:s/>Data Intensive Science Doesn't Necessarily Imply Resource Driven Problem Solving</text:p>
          </table:table-cell>
          <table:table-cell office:value-type="string">
            <text:p>Vovchenko, Alexey</text:p>
          </table:table-cell>
          <table:table-cell table:number-columns-repeated="1020"/>
        </table:table-row>
        <table:table-row table:style-name="ro1">
          <table:table-cell office:value-type="string">
            <text:p>P57</text:p>
          </table:table-cell>
          <table:table-cell office:value-type="string">
            <text:p><text:s/>Quantifying Systematic Effects on Galaxy Clustering</text:p>
          </table:table-cell>
          <table:table-cell office:value-type="string">
            <text:p>Wang, Y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1</text:p>
          </table:table-cell>
          <table:table-cell office:value-type="string">
            <text:p><text:s/>Redefining the Data Pipeline Using GPUs</text:p>
          </table:table-cell>
          <table:table-cell office:value-type="string">
            <text:p>Warner, Craig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6</text:p>
          </table:table-cell>
          <table:table-cell office:value-type="string">
            <text:p><text:s/>Meeting the Many-core Parallel Programming Scalability Challenge</text:p>
          </table:table-cell>
          <table:table-cell office:value-type="string">
            <text:p>Wen-Mei Hwu</text:p>
          </table:table-cell>
          <table:table-cell table:number-columns-repeated="1020"/>
        </table:table-row>
        <table:table-row table:style-name="ro1">
          <table:table-cell office:value-type="string">
            <text:p>O32</text:p>
          </table:table-cell>
          <table:table-cell office:value-type="string">
            <text:p><text:s/>Spectral Line Selection in the ALMA Observing Tool</text:p>
          </table:table-cell>
          <table:table-cell office:value-type="string">
            <text:p>Williams, Stewart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3</text:p>
          </table:table-cell>
          <table:table-cell office:value-type="string">
            <text:p><text:s/>An Observation-Centric View of the Chandra Data Archive</text:p>
          </table:table-cell>
          <table:table-cell office:value-type="string">
            <text:p>Winkelman, Sherry 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4</text:p>
          </table:table-cell>
          <table:table-cell office:value-type="string">
            <text:p><text:s/>The LOFAR Data System: <text:s/>An Integrated Observing, Processing, and Archiving Facility</text:p>
          </table:table-cell>
          <table:table-cell office:value-type="string">
            <text:p>Wise, Michael W. </text:p>
          </table:table-cell>
          <table:table-cell table:number-columns-repeated="1020"/>
        </table:table-row>
        <table:table-row table:style-name="ro1">
          <table:table-cell office:value-type="string">
            <text:p>P34</text:p>
          </table:table-cell>
          <table:table-cell office:value-type="string">
            <text:p><text:s/>The MWA Archive - A Multi-tiered Dataflow and Storage System</text:p>
          </table:table-cell>
          <table:table-cell office:value-type="string">
            <text:p>Wu, Ch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5</text:p>
          </table:table-cell>
          <table:table-cell office:value-type="string">
            <text:p><text:s/>2MASS Catalog Server Kit version 2.1</text:p>
          </table:table-cell>
          <table:table-cell office:value-type="string">
            <text:p>Yamauchi, Chisa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5</text:p>
          </table:table-cell>
          <table:table-cell office:value-type="string">
            <text:p><text:s/>A GPU-based visualization method for computing the dark matter annihilation signal</text:p>
          </table:table-cell>
          <table:table-cell office:value-type="string">
            <text:p>Yang, L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6</text:p>
          </table:table-cell>
          <table:table-cell office:value-type="string">
            <text:p><text:s/>Submillimeter array data handling in Miriad</text:p>
          </table:table-cell>
          <table:table-cell office:value-type="string">
            <text:p>Zhao, Jun-Hu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8</text:p>
          </table:table-cell>
          <table:table-cell office:value-type="string">
            <text:p><text:s/>The Chinese Giant Solar Telescope</text:p>
          </table:table-cell>
          <table:table-cell office:value-type="string">
            <text:p>Zhong Liu</text:p>
          </table:table-cell>
          <table:table-cell table:number-columns-repeated="1020"/>
        </table:table-row>
        <table:table-row table:style-name="ro1">
          <table:table-cell office:value-type="string">
            <text:p>P37</text:p>
          </table:table-cell>
          <table:table-cell office:value-type="string">
            <text:p><text:s/>Comparison of modern methods for calculation of effective temperature and bolometric corrections for stars</text:p>
          </table:table-cell>
          <table:table-cell office:value-type="string">
            <text:p>Zubarev, Sergey</text:p>
          </table:table-cell>
          <table:table-cell table:number-columns-repeated="1020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1:Sheet1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12/13/2012</text:date>, <text:time>16:1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4:59:30</meta:creation-date>
    <dc:date>2012-12-13T16:18:46</dc:date>
    <meta:editing-duration>PT31M54S</meta:editing-duration>
    <meta:editing-cycles>2</meta:editing-cycles>
    <meta:generator>LibreOffice/3.4$Unix LibreOffice_project/340m1$Build-502</meta:generator>
    <meta:document-statistic meta:table-count="3" meta:cell-count="475" meta:object-count="0"/>
  </office:meta>
</office:document-meta>
</file>